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0.1055in"/>
    </style:style>
    <style:style style:name="co4" style:family="table-column">
      <style:table-column-properties fo:break-before="auto" style:column-width="5.52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0.4173in"/>
    </style:style>
    <style:style style:name="co7" style:family="table-column">
      <style:table-column-properties fo:break-before="auto" style:column-width="0.4598in"/>
    </style:style>
    <style:style style:name="co8" style:family="table-column">
      <style:table-column-properties fo:break-before="auto" style:column-width="4.5811in"/>
    </style:style>
    <style:style style:name="co9" style:family="table-column">
      <style:table-column-properties fo:break-before="auto" style:column-width="4.2425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1.3071in"/>
    </style:style>
    <style:style style:name="co12" style:family="table-column">
      <style:table-column-properties fo:break-before="auto" style:column-width="0.7984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1.1252in" fo:break-before="auto" style:use-optimal-row-height="false"/>
    </style:style>
    <style:style style:name="ro3" style:family="table-row">
      <style:table-row-properties style:row-height="0.9898in" fo:break-before="auto" style:use-optimal-row-height="false"/>
    </style:style>
    <style:style style:name="ro4" style:family="table-row">
      <style:table-row-properties style:row-height="1.6354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2535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8598in" fo:break-before="auto" style:use-optimal-row-height="false"/>
    </style:style>
    <style:style style:name="ro11" style:family="table-row">
      <style:table-row-properties style:row-height="1.0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vertical-align="middle"/>
      <style:text-properties fo:color="#808080" style:font-name="Consolas" fo:font-size="9pt" style:font-name-asian="Consolas1" style:font-size-asian="9pt" style:font-name-complex="Consolas1" style:font-size-complex="9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xls-1209-1258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>
            <text:p>product_code</text:p>
          </table:table-cell>
          <table:table-cell office:value-type="string">
            <text:p>category_id</text:p>
          </table:table-cell>
          <table:table-cell office:value-type="string">
            <text:p>subcategory_id</text:p>
          </table:table-cell>
          <table:table-cell office:value-type="string">
            <text:p>name</text:p>
          </table:table-cell>
          <table:table-cell office:value-type="string">
            <text:p>den_tip</text:p>
          </table:table-cell>
          <table:table-cell office:value-type="string">
            <text:p>stoc</text:p>
          </table:table-cell>
          <table:table-cell office:value-type="string">
            <text:p>price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string">
            <text:p>considera</text:p>
          </table:table-cell>
          <table:table-cell table:number-columns-repeated="1012"/>
        </table:table-row>
        <table:table-row table:style-name="ro1">
          <table:table-cell office:value-type="string">
            <text:p>0000000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LATOU STICLA 1235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31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ECORATIVE STICLA 123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2</text:p>
          </table:table-cell>
          <table:table-cell office:value-type="string">
            <text:p>Marfuri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0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7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35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9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STICLA 12268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2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19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E DIFERITE STICLA 12382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STICLA 12266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1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8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9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67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72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291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5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389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PANZA 12394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CORATIV STICLA 12495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6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2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TA LEMN 1220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DETALII TEHNICA FLAMANDA LEMN 1238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AS DE STICLA 1235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office:value-type="string">
            <text:p>00000032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GRIVIN Alb 2018</text:p>
          </table:table-cell>
          <table:table-cell office:value-type="string">
            <text:p>Marfuri</text:p>
          </table:table-cell>
          <table:table-cell office:value-type="float" office:value="156">
            <text:p>156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Este un vin floral, cu note de tei, salcam si caprifoi. Gurmand si plin, lasa o savoare unica, cu o aciditate placuta si usoara, iti va oferi toata bogatia sa aromata daca il savurezi la o temperatura intre 10 si 14 grade Celsius.</text:p>
          </table:table-cell>
          <table:table-cell office:value-type="string">
            <text:p>Alcool: 12%</text:p>
          </table:table-cell>
          <table:table-cell table:style-name="ce6" office:value-type="string">
            <text:p>grivin_whit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00000033</text:p>
          </table:table-cell>
          <table:table-cell office:value-type="float" office:value="1000">
            <text:p>1000</text:p>
          </table:table-cell>
          <table:table-cell office:value-type="float" office:value="1002">
            <text:p>1002</text:p>
          </table:table-cell>
          <table:table-cell office:value-type="string">
            <text:p>GRIVIN Rose 2018</text:p>
          </table:table-cell>
          <table:table-cell office:value-type="string">
            <text:p>Marfuri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string">
            <text:p>Sec | 0.75L | Temperatura servire: 10-14 °C | Mehedinti, Romania</text:p>
          </table:table-cell>
          <table:table-cell table:style-name="ce3" office:value-type="string">
            <text:p>Cu o culoare roz deschis, vinul nostru ofera un buchet intens de fructe rosii si fructe de padure, cu o nota predominanta clara de capsuni.&lt;br&gt;Aroma este proaspata, cu o aciditate placuta si un finisaj aromatic fructat.&lt;br&gt;Se recomanda savurarea lui la o temperatura intre 10 si 14 grade Celsius.</text:p>
          </table:table-cell>
          <table:table-cell office:value-type="string">
            <text:p>Alcool: 12.5%</text:p>
          </table:table-cell>
          <table:table-cell table:style-name="ce6" office:value-type="string">
            <text:p>grivin_rose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0000003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IVIN Rosu 2016</text:p>
          </table:table-cell>
          <table:table-cell office:value-type="string">
            <text:p>Marfuri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string">
            <text:p>Sec | 0.75L | Temperatura servire: 16-18 °C | Mehedinti, Romania</text:p>
          </table:table-cell>
          <table:table-cell table:style-name="ce3" office:value-type="string">
            <text:p>Acest vin rosu este un cupaj nobil de Merlot, Cabernet Sauvignon si Syrah, fiind rezultatul unei meticuloase imbinari a muncii in podgorie in crama. &lt;br&gt; &lt;br&gt; Acest vin este bogat, fervent si elegant. Cu o culoare intensa, mirosul este complex, cu indicii de fructe coapte si condimente, ardei, cuisoare <text:s/>si un strop de vanilie dulce, are un gust plin si bine structurat cu <text:s/>taninuri usor matasoase. Se recomanda savurarea lui la o temperatura intre 16 si 18 de grade Celsius.</text:p>
          </table:table-cell>
          <table:table-cell office:value-type="string">
            <text:p>Alcool: 14%</text:p>
          </table:table-cell>
          <table:table-cell table:style-name="ce6" office:value-type="string">
            <text:p>grivin_red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3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IVERSE</text:p>
          </table:table-cell>
          <table:table-cell office:value-type="string">
            <text:p>Marfuri</text:p>
          </table:table-cell>
          <table:table-cell office:value-type="float" office:value="48">
            <text:p>48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COGNIAK</text:p>
          </table:table-cell>
          <table:table-cell office:value-type="string">
            <text:p>Marfuri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ATON CIOCOLATA BARON</text:p>
          </table:table-cell>
          <table:table-cell office:value-type="string">
            <text:p>Alte mat. consumabil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IOCOLATA DE CASA DAVINIA</text:p>
          </table:table-cell>
          <table:table-cell office:value-type="string">
            <text:p>Alte mat. consumabil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3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BARON</text:p>
          </table:table-cell>
          <table:table-cell office:value-type="string">
            <text:p>Ambalaj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MBALAJ DAVINIA</text:p>
          </table:table-cell>
          <table:table-cell office:value-type="string">
            <text:p>Ambalaje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04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OASIS - BE HERE NOW (REMASTERE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OPLIN JANIS - JANIS JOPLIN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- MICHAEL - THRILLER (PICTURE VINI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DANGEROU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JACKSON MICHAEL - BAD (PICTURE VINY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4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HARRIS CALVIN, DUA LIPA - ONE KIS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G-EAZY - THE BEAUTIFUL &amp; DAMN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4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HANS ZIMMER THE CLASSIC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4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VORA CESARIA - CESARI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4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- FOR THE THRON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MUSIC INSPIRED BY THE FILM ROMA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DIRTY DANCING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TOP GU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VARIOUS CHRISTMAS CLASSIC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TIMBERLAKE JUSTIN - JUSTIFIE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CRIPT - THE #3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5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ADE - THE BEST OF SAD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INCE - RAVE IN2 THE JOY FANTAST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5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5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RESLEY ELVIS - MERRY CHRISTMAS BAB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5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THE TRUTH ABOUT LO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PINK - CAN'T TAKE ME HOM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EURYTMICS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BLACK CELEB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EPECHE MODE - VIOLATOR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IN A SILENT WAY (50TH ANNIVERSARY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6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DAVIS MILES - KIND OF BLU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7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OHEN LEONARD -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8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LVIN HARRIS, SAM SMITH - RPOMI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6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HEATHE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6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NO PLAN E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BOWIE DAVID - BLACKSTA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2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LLE FARBEN - STICKER ON MY SUITCAS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7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3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AEROSMITH - AEROSMITH'S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4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ZIMMER HANS - THE WORLD OF HANS ZIMM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7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5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CAREY MARIAH - ALL I WANT FOR CHRISTMAS IS YOU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7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9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WRECKING BALL (CD + 2VL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9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0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BRUCE - THE WILD, THE INNOCEN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10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1</text:p>
          </table:table-cell>
          <table:table-cell office:value-type="float" office:value="2000">
            <text:p>2000</text:p>
          </table:table-cell>
          <table:table-cell office:value-type="float" office:value="2003">
            <text:p>2003</text:p>
          </table:table-cell>
          <table:table-cell office:value-type="string">
            <text:p>Vinyl SPRINGSTEEN PRINCE - THE RIVE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table:number-columns-repeated="3"/>
          <table:table-cell office:value-type="string">
            <text:p>10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5">
          <table:table-cell office:value-type="string">
            <text:p>0000007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ZIMMER HANS INFERNO (ORIGINAL MOTION PICTURES SONG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WONG SEE SANG - PIANO MOVIE LOUNGE VOL 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Y LIFE 197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7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MAN OF THE WOOD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7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A WE ARE BOR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SIMPLE MINDS - BIG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BACK PANTI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R KELLY 12 NIGHTS OF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 3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IMBRUGLIA NATALE - GLORIOUS THE SINGLES97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JARRE JEAN MICHAEL - OXYGEN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HARNONCOURT NIKOLAUS - NIKOLAUS HARNONCOU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SOMOS GITANO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8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IPSY KINGS - PASAJER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8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GAHAN DAVE&amp;SOULSAVERS - ANGELS&amp;GOHS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FAITHLESS - FOREVER FAITHLESS -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VOZ D'AMOR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SAO VICENTE D'LONG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RADIN MINDEL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VORA CESARIA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ELECTRIC LIGHT ORCHESTRA THE COLLEC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EPECHE MODE - SPIRIT (STANDARD CD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09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IVS MILES - THE REAL MILES DAVI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9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KIND OF BLUE DELUXE 50TH ANYVERSA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YEAR OF MY LIFE 1976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THE BEST CHRISTMAS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<text:s/>- I LOVE ROSSIN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VARIOUS - I LOVE PIAN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2OF2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TIMBERLAKE JUSTIN - THE 20/20 EXPERIENCE - TH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0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PINK - THE TRUTH ABOUT LOVE (ROW EXPLICITDELUX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0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OFFSPRING THE GREATEST HI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CAN'T FORGET A SOUVENIR OF THE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THE LIFE OF A MAN - THE ULTIMATE HITS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CKER JOE - FIRE IT UP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ARRERAS JOSE A LIFE IN MUSIC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OWN JAMES -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7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OYLE SUSAN HOME FOR CHRISTMA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8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ANGLES THE ETERNAL FLAME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19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NASTACIA - PIECES OF A DREAM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1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0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ICE IN CHAINS LIV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1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ALAN PARSONS PROJECT THE PYRAMI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2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- SCORE (EE VERSION)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3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2CELLOS (SULIC&amp;HAUSEN) - IN2I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4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DAVIS MILES - THE REAL MILES DAVI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5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COHEN LEONARD NEW SKIN FOR THE OLD CEREMON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6</text:p>
          </table:table-cell>
          <table:table-cell office:value-type="float" office:value="2000">
            <text:p>2000</text:p>
          </table:table-cell>
          <table:table-cell office:value-type="float" office:value="2004">
            <text:p>2004</text:p>
          </table:table-cell>
          <table:table-cell office:value-type="string">
            <text:p>CD BRAXTON TONI BREATH AGAIN THE BEST OF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12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Kandinsk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2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100 Years of Fashion Illustratio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380 &lt;br&gt; 180 x 180 x 24 mm</text:p>
          </table:table-cell>
          <table:table-cell/>
          <table:table-cell office:value-type="string">
            <text:p>12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2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Street Ar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7&lt;br&gt; Numar de pagini 500 &lt;br&gt; 180 x 180 x 24 mm</text:p>
          </table:table-cell>
          <table:table-cell/>
          <table:table-cell office:value-type="string">
            <text:p>12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eonardo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17 &lt;br&gt; 180 x 180 x 24 mm</text:p>
          </table:table-cell>
          <table:table-cell/>
          <table:table-cell office:value-type="string">
            <text:p>13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Van Gogh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di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od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64 &lt;br&gt; 180 x 180 x 24 mm</text:p>
          </table:table-cell>
          <table:table-cell/>
          <table:table-cell office:value-type="string">
            <text:p>13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3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Gauguin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4 &lt;br&gt; 180 x 180 x 24 mm</text:p>
          </table:table-cell>
          <table:table-cell/>
          <table:table-cell office:value-type="string">
            <text:p>13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5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Rembrandt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288 &lt;br&gt; 180 x 180 x 24 mm</text:p>
          </table:table-cell>
          <table:table-cell/>
          <table:table-cell office:value-type="string">
            <text:p>135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6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Prefab Architecture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7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iving with Wood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3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8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Bathroom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00 &lt;br&gt; 180 x 180 x 24 mm</text:p>
          </table:table-cell>
          <table:table-cell/>
          <table:table-cell office:value-type="string">
            <text:p>138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39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The Home Book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6&lt;br&gt; Numar de pagini 580 &lt;br&gt; 180 x 180 x 24 mm</text:p>
          </table:table-cell>
          <table:table-cell/>
          <table:table-cell office:value-type="string">
            <text:p>139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0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Modern Country Hom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0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1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Lofts 21<text:span text:style-name="T1">st</text:span> Century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00 &lt;br&gt; 180 x 180 x 24 mm</text:p>
          </table:table-cell>
          <table:table-cell/>
          <table:table-cell office:value-type="string">
            <text:p>141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2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New Wood Kitchen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2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3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Cool Apartment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Editura: Koenemann</text:p>
          </table:table-cell>
          <table:table-cell office:value-type="string">
            <text:p>An: 2015&lt;br&gt; Numar de pagini 500 &lt;br&gt; 180 x 180 x 24 mm</text:p>
          </table:table-cell>
          <table:table-cell/>
          <table:table-cell office:value-type="string">
            <text:p>143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6">
          <table:table-cell office:value-type="string">
            <text:p>00000144</text:p>
          </table:table-cell>
          <table:table-cell office:value-type="float" office:value="2000">
            <text:p>2000</text:p>
          </table:table-cell>
          <table:table-cell office:value-type="float" office:value="2006">
            <text:p>2006</text:p>
          </table:table-cell>
          <table:table-cell office:value-type="string">
            <text:p>Houses</text:p>
          </table:table-cell>
          <table:table-cell office:value-type="string">
            <text:p>Marfuri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string">
            <text:p>Editura: Koenemann</text:p>
          </table:table-cell>
          <table:table-cell office:value-type="string">
            <text:p>An: 2018&lt;br&gt; Numar de pagini 360 &lt;br&gt; 189 x 187 mm</text:p>
          </table:table-cell>
          <table:table-cell/>
          <table:table-cell office:value-type="string">
            <text:p>14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4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/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ARO INCHIS</text:p>
          </table:table-cell>
          <table:table-cell office:value-type="string">
            <text:p>Marfuri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MESTEACAN</text:p>
          </table:table-cell>
          <table:table-cell office:value-type="string">
            <text:p>Marfuri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PAHARE DECANTOARE</text:p>
          </table:table-cell>
          <table:table-cell office:value-type="string">
            <text:p>Marfuri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4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APARAT ETICHETAT EVOFFICE MX550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HARTIE IMPACHETAT MATASE</text:p>
          </table:table-cell>
          <table:table-cell office:value-type="string">
            <text:p>Alte mat. consumabil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MOBILIER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MDTV 100*36*53 NEGRU-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ETAJERA 100*175 NEGRU MARO/STICLA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4*8*39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5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18*8*38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A HARTIE 32*12*41</text:p>
          </table:table-cell>
          <table:table-cell office:value-type="string">
            <text:p>Alte mat. consumabil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7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UPORT ETICHETE PLEXI 40*25MM</text:p>
          </table:table-cell>
          <table:table-cell office:value-type="string">
            <text:p>Alte mat. consumab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CASA DE MARCAT TREMOL M20 ACTIVA GALAXY PLUS LAN AC90017684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59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OLL-UP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0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RATAR STICLE 83*30 GRI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1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TAMPILA PRINTER P40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2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RAMA FOTO DIGITALA SERIOUX SMARTART SA702LED</text:p>
          </table:table-cell>
          <table:table-cell office:value-type="string">
            <text:p>Obiecte de inventa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0000163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SACOSE HARTIE GRIVIN 41*32*13</text:p>
          </table:table-cell>
          <table:table-cell office:value-type="string">
            <text:p>Ambalaj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shortDescription</text:p>
          </table:table-cell>
          <table:table-cell office:value-type="string">
            <text:p>longDescription</text:p>
          </table:table-cell>
          <table:table-cell office:value-type="string">
            <text:p>subdescription</text:p>
          </table:table-cell>
          <table:table-cell office:value-type="string">
            <text:p>image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7">
          <table:table-cell office:value-type="string">
            <text:p>00000164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VINA BALCODA RESERVA ROSU 2010</text:p>
          </table:table-cell>
          <table:table-cell office:value-type="string">
            <text:p>Marfuri</text:p>
          </table:table-cell>
          <table:table-cell office:value-type="float" office:value="7">
            <text:p>7</text:p>
          </table:table-cell>
          <table:table-cell table:style-name="ce4" office:value-type="float" office:value="65">
            <text:p>65</text:p>
          </table:table-cell>
          <table:table-cell office:value-type="string">
            <text:p>Alb | 0.75L | <text:s/>2010</text:p>
          </table:table-cell>
          <table:table-cell table:style-name="ce5" office:value-type="string">
            <text:p>Realizat din soiurile 95% Tempranillo și 5% Graciano. Tinut  timp de 18 luni în butoaie de stejar american și francez si alte 18 luni în sticlă înainte de eliberare.&lt;br&gt; Arome de mure, vișine, prune, cacao, condimente și vanilie. Gust usor taninos, finisaj lung și persistent.</text:p>
          </table:table-cell>
          <table:table-cell office:value-type="string">
            <text:p>Alcool: 13.5%</text:p>
          </table:table-cell>
          <table:table-cell office:value-type="string">
            <text:p>164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8">
          <table:table-cell office:value-type="string">
            <text:p>00000166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BPHR – PAYS D'OC PINOT NOIR</text:p>
          </table:table-cell>
          <table:table-cell office:value-type="string">
            <text:p>Marfuri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0.75L | <text:s/>2013</text:p>
          </table:table-cell>
          <table:table-cell table:style-name="ce5" office:value-type="string">
            <text:p>Ofera un buchet extrem de aromat de fructe rosi (cirese morello, coacaze negre) si violete pe o structură rotunjita, complet integrata. &lt;br&gt;Strugurii sunt decojiti si zdrobiti. Fermentarea alcoolica dureaza aproximativ sase zile la o temperatura cuprinsa intre 25 ° C și 30 ° C, urmata de macerare timp de 15 zile. Fermentarea malolactica are loc apoi în cuve. </text:p>
          </table:table-cell>
          <table:table-cell office:value-type="string">
            <text:p>Alcool: 12.5%</text:p>
          </table:table-cell>
          <table:table-cell office:value-type="string">
            <text:p>166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9">
          <table:table-cell office:value-type="string">
            <text:p>00000167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table:style-name="ce3" office:value-type="string">
            <text:p>LA BASTIDE SAINT DOMINIQUE – COTES DU RHONE BLANC</text:p>
          </table:table-cell>
          <table:table-cell office:value-type="string">
            <text:p>Marfuri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string">
            <text:p>0.75L | <text:s/>2013</text:p>
          </table:table-cell>
          <table:table-cell table:style-name="ce5" office:value-type="string">
            <text:p>&lt;strong&gt;Struguri&lt;/strong&gt;: 50% Viognier, 25% grenache alb si 25% Clairette. &lt;br&gt;Vin galben pal cu nuanțe verzi. Miros de piersici și ananas, cu indicii de citrice. Gust proaspat și plin, cu un final persistent de note exotice.</text:p>
          </table:table-cell>
          <table:table-cell office:value-type="string">
            <text:p>Alcool: 13.5%</text:p>
          </table:table-cell>
          <table:table-cell office:value-type="string">
            <text:p>167.jp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0">
          <table:table-cell office:value-type="string">
            <text:p>00000168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string">
            <text:p>GITANA CLASSICO – SAPERAVI</text:p>
          </table:table-cell>
          <table:table-cell office:value-type="string">
            <text:p>Marfuri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string">
            <text:p>0.75L | <text:s/>2016</text:p>
          </table:table-cell>
          <table:table-cell office:value-type="string">
            <text:p>&lt;strong&gt;Soiul strugurilor:&lt;/strong&gt; 100% Saperavi&lt;br&gt; &lt;strong&gt;Aspect:&lt;/strong&gt; rosu rubiniu intens, cu nuante purpurii. &lt;br&gt; &lt;strong&gt;Miros:&lt;/strong&gt; aroma fina, complexa si bogata de fructe si prune uscate, la care se adauga nuantele de ciocolata. Gust intens si complex, cu o astringenta bine temperata, taninuri bogate si un post-gust rafinat prelung, cu note de piper.</text:p>
          </table:table-cell>
          <table:table-cell office:value-type="string">
            <text:p>Alcool: 14%</text:p>
          </table:table-cell>
          <table:table-cell office:value-type="string">
            <text:p>168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1">
          <table:table-cell office:value-type="string">
            <text:p>00000169</text:p>
          </table:table-cell>
          <table:table-cell office:value-type="float" office:value="1000">
            <text:p>1000</text:p>
          </table:table-cell>
          <table:table-cell office:value-type="float" office:value="1003">
            <text:p>1003</text:p>
          </table:table-cell>
          <table:table-cell office:value-type="string">
            <text:p>TINAZZI BIANCO PUGLIA 2015</text:p>
          </table:table-cell>
          <table:table-cell office:value-type="string">
            <text:p>Marfuri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string">
            <text:p>0.75L | <text:s/>2015</text:p>
          </table:table-cell>
          <table:table-cell table:style-name="ce5" office:value-type="string">
            <text:p>&lt;strong&gt;Aspect&lt;/strong&gt;: Galben cu nuante de verde crud.&lt;br&gt; &lt;strong&gt;Miros&lt;/strong&gt;: Fructat, se regasesc notele specific soiului Malvasia de piersica si notele florale. &lt;br&gt; &lt;strong&gt;Gust&lt;/strong&gt;: Aroma de piersica predomina la inceput, fiind urmata de subtile arome de piper lasand in post gustul persistent sa se regaseasca aromele de caisa. </text:p>
          </table:table-cell>
          <table:table-cell office:value-type="string">
            <text:p>Alcool: 12%</text:p>
          </table:table-cell>
          <table:table-cell office:value-type="string">
            <text:p>169.png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00000170</text:p>
          </table:table-cell>
          <table:table-cell table:number-columns-repeated="1023"/>
        </table:table-row>
        <table:table-row table:style-name="ro1">
          <table:table-cell office:value-type="string">
            <text:p>00000171</text:p>
          </table:table-cell>
          <table:table-cell table:number-columns-repeated="1023"/>
        </table:table-row>
        <table:table-row table:style-name="ro1">
          <table:table-cell office:value-type="string">
            <text:p>00000172</text:p>
          </table:table-cell>
          <table:table-cell table:number-columns-repeated="1023"/>
        </table:table-row>
        <table:table-row table:style-name="ro1">
          <table:table-cell office:value-type="string">
            <text:p>00000173</text:p>
          </table:table-cell>
          <table:table-cell table:number-columns-repeated="1023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10/01/2019</text:date>, <text:time>15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Colinear</meta:initial-creator>
    <meta:creation-date>2019-09-16T13:50:09Z</meta:creation-date>
    <dc:date>2019-10-01T15:03:35.48</dc:date>
    <meta:editing-cycles>53</meta:editing-cycles>
    <meta:editing-duration>PT3H48M51S</meta:editing-duration>
    <meta:document-statistic meta:table-count="1" meta:cell-count="1887" meta:object-count="0"/>
  </office:meta>
</office:document-meta>
</file>